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4pt" fo:font-style="italic" style:text-underline-style="solid" style:text-underline-width="auto" style:text-underline-color="font-color" style:font-size-asian="14pt" style:font-style-asian="italic" style:font-size-complex="14pt" style:font-style-complex="italic"/>
    </style:style>
    <style:style style:name="T1" style:family="text">
      <style:text-properties style:text-underline-style="none"/>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teganografia.</text:p>
      <text:p text:style-name="Standard"/>
      <text:p text:style-name="Standard">Para ocultar los mensajes en los distintos formatos de imágenes Bmp, Gif, Jpg y Png se siguió el siguiente diseño</text:p>
      <text:p text:style-name="Standard"/>
      <text:p text:style-name="Standard">Principalmente se puso el foco en lograr la mayor capacidad de almacenamiento sin cambios visibles en las imágenes y tratando de mantener el tamaño original siempre y cuando se pueda.</text:p>
      <text:p text:style-name="Standard"/>
      <text:p text:style-name="Standard">Por ejemplo para los formatos, Bmp, Gif, y Png se utilizo la técnica LSB (Least Significant Bit).</text:p>
      <text:p text:style-name="Standard">Esta técnica se aplico dinámicamente dependiendo de la profundidad de color de la imagen, debido a que no es lo mismo un Bmp de 24 bits que uno de 256 colores ya que un cambio en los últimos 2 bit en la imagen de 24 bits quedaría visiblemente menos afectada que en una imagen de 256 colores, por lo que se crearon las clases Bmp y BmpHighColor en las cuales se aplica LSB de 2 bits para los bmp de alta calidad y de 1 bit para el resto.</text:p>
      <text:p text:style-name="Standard">En el formato Gif lo que se realiza es un LSB de 4 bits en toda la paleta de colores. Generalmente este formato es en el que menos información se puede guardar ya que el tamaño de la paleta de colores es fija independientemente del tamaño de la imagen.</text:p>
      <text:p text:style-name="Standard">Vale destacar que esta técnica aplicada a estos formatos no comprimidos no expande el tamaño original de las imágenes</text:p>
      <text:p text:style-name="Standard"/>
      <text:p text:style-name="Standard">En el caso del formato comprimido Png (RGB, RGBA, GRAY, GA de 8 y 16 bits por cada componente de color) también se utilizo la técnica LSB dinámicamente con 2 bits para los png de 16 bits y 1 bit para los de 8 bits, elegimos este método en vez de otro (como por ejemplo utilizando el factor de compresión) debido a que nos permite una mayor capacidad de almacenamiento a cambio de resignar que en algunos casos se expanda un poco el tamaño de la imagen, esto es algo que lamentablemente nosotros no podemos manejarlo y va a depender del compresor del Png quien va a decidir como comprimir estos nuevos bits modificados.</text:p>
      <text:p text:style-name="Standard"/>
      <text:p text:style-name="Standard">Por ultimo en el formato comprimido Jpg existe un concepto de calidad "Quality" de 0 a 100, este concepto de quality es muy tramposo porque da a pensar que a menor calidad menor el peso del archivo, pero como vemos en este post (<text:a xlink:type="simple" xlink:href="http://www.faqs.org/faqs/jpeg-faq/part1/section-5.html" office:target-frame-name="_blank" xlink:show="new">http://www.faqs.org/faqs/jpeg-faq/part1/section-5.html</text:a>) todo depende. Y como orginalmente es opcional guardar el nivel de calidad del jpg, no queda otra alternativa que ir modificando este valor de calidad <text:s/>hasta lograr comprimirlo al máximo sin tener efectos visuales en la imagen, en este proceso ganamos mucha capacidad de almacenamiento (óptimo) a cambio de tiempo de procesamiento que solo afectaría cuando se da de alta la imagen en el sistema (adddirectory), y después se aprovecha todo el espacio libre con excelente rendimiento, el espacio ganado se lo rellena con basura para lograr el tamaño original de la imagen.</text:p>
      <text:p text:style-name="Standard"/>
      <text:p text:style-name="P2">Encriptación</text:p>
      <text:p text:style-name="Standard">Cambiamos el método de encriptación ya que no era performante. Esto se debía a que cada vez que un usuario cambiaba la clave debíamos obtener todos los mensajes desencriptarlos y luego volver a encriptarlos, estos si hay una gran cantidad de mensajes es tedioso.</text:p>
      <text:p text:style-name="Standard">Lo que realiza el encriptador es lo siguiente:</text:p>
      <text:list text:style-name="L1">
        <text:list-item>
          <text:p text:style-name="P1">Transposición: Toma n bytes del archivo de entrada y invierte el primero con el ultimo, el ante ultimo con el segundo, así continua hasta terminar de invertir los n bytes . Luego toma los siguientes n+1 bytes y realiza el mismo proceso. Y así se va incrementando los bytes que se van <text:soft-page-break/>tomando hasta llegar a n+k bytes, que es donde el encriptador vuelve a empezar tomando de a n Bytes.</text:p>
        </text:list-item>
        <text:list-item>
          <text:p text:style-name="P1"><text:s/>Ceasar: al primer byte se le suma un numero n, al siguiente un número n+1 y así sigue incrementadose hasta llegar a n+k, que es donde resetea el numero a sumar asignándole n.</text:p>
        </text:list-item>
      </text:list>
      <text:p text:style-name="Standard"/>
      <text:p text:style-name="P2">Modificación al registro de imágenes</text:p>
      <text:p text:style-name="Standard">Se le agrego el campo Date a este registro, con este cambio podemos guardar la ultima fecha de modificación de la imagen para así poder saber si el usuario “metió mano” en la misma, esto traía el peligro que el usuario sobrescriba la imagen y así los datos guardados por el programa. Además con esta modificación se <text:s/>detecta si el usuario swapea de nombre 2 imágenes</text:p>
      <text:p text:style-name="Standard"/>
      <text:p text:style-name="P2">Detector de Intrusos</text:p>
      <text:p text:style-name="Standard">Para el detector de intrusos debimos agregar un nuevo archivo con organización texto. En este guardamos un string que concatena la fecha en la que intento ingresar el/los individuo/s y los passwords introducidos por él/ellos.</text:p>
      <text:p text:style-name="Standard"/>
      <text:p text:style-name="P2">Password</text:p>
      <text:p text:style-name="Standard">Para detectar si algún usuario modifico el archivo del sistema de Password (es donde esta encriptada y comprimida la password) lo que se hace es guardar en el primer registro de imágenes la fecha en que el programa modifico por ultima vez el password. Esta fecha es verificada cada vez que el usuario ingresa al programa, si no concuerdan las fechas el programa quedara en estado irrecuperable y será necesario volverlo a instalar (Se prefiere que estén irrecuperables antes que los pueda leer un intruso)</text:p>
      <text:p text:style-name="Standard"/>
      <text:p text:style-name="Standard"/>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zebas</meta:initial-creator>
    <meta:creation-date>2008-11-26T23:30:36</meta:creation-date>
    <dc:creator>Diego Malchinsky</dc:creator>
    <dc:date>2008-11-27T11:40:07</dc:date>
    <meta:editing-cycles>3</meta:editing-cycles>
    <meta:editing-duration>PT1H29M18S</meta:editing-duration>
    <meta:user-defined meta:name="Info 1"/>
    <meta:user-defined meta:name="Info 2"/>
    <meta:user-defined meta:name="Info 3"/>
    <meta:user-defined meta:name="Info 4"/>
    <meta:document-statistic meta:table-count="0" meta:image-count="0" meta:object-count="0" meta:page-count="2" meta:paragraph-count="21" meta:word-count="842" meta:character-count="4725"/>
  </office:meta>
</office:document-meta>
</file>